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seInvocationInterceptor.ExposeInvocatio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oseInvocationInterce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seInvocationIntercepto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oseInvocationIntercept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seInvocationInterceptor.current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poseInvocationInterceptor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